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family="graphic" style:name="a20">
      <style:graphic-properties fo:wrap-option="wrap" fo:padding-top="0.16288in" fo:padding-bottom="0.16288in" fo:padding-left="0.16288in" fo:padding-right="0.16288in" draw:textarea-vertical-align="middle" draw:textarea-horizontal-align="center" draw:fill="gradient" draw:fill-gradient-name="a19" draw:stroke="none" draw:shadow="visible" draw:shadow-offset-x="0in" draw:shadow-offset-y="0.02083in" draw:shadow-color="#000000" draw:shadow-opacity="63%" draw:auto-grow-width="false" draw:auto-grow-height="false"/>
      <style:paragraph-properties style:font-independent-line-spacing="false" style:writing-mode="lr-tb"/>
    </style:style>
    <style:style style:family="graphic" style:name="a21">
      <style:graphic-properties/>
    </style:style>
    <style:style style:family="paragraph" style:name="a10">
      <style:paragraph-properties fo:line-height="90%" fo:text-align="center" style:tab-stop-distance="1.40972in" fo:margin-left="0in" fo:margin-right="0in" fo:text-indent="0in" fo:margin-top="0in" fo:margin-bottom="0.1666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">
      <style:graphic-properties fo:wrap-option="wrap" fo:padding-top="0.6562in" fo:padding-bottom="0.22556in" fo:padding-left="0.22555in" fo:padding-right="0.22556in" draw:textarea-vertical-align="middle" draw:textarea-horizontal-align="center" draw:fill="gradient" draw:fill-gradient-name="a11" draw:stroke="none" draw:shadow="visible" draw:shadow-offset-x="0in" draw:shadow-offset-y="0.02083in" draw:shadow-color="#000000" draw:shadow-opacity="63%" draw:auto-grow-width="false" draw:auto-grow-height="false"/>
      <style:paragraph-properties style:font-independent-line-spacing="false" style:writing-mode="lr-tb"/>
    </style:style>
    <style:style style:family="text" style:name="a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0278in" style:font-size-asian="0.40278in" style:font-size-complex="0.402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center" style:tab-stop-distance="1.40972in" fo:margin-left="0in" fo:margin-right="0in" fo:text-indent="0in" fo:margin-top="0in" fo:margin-bottom="0.1666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">
      <style:graphic-properties fo:wrap-option="wrap" fo:padding-top="0.6562in" fo:padding-bottom="0.22556in" fo:padding-left="0.22556in" fo:padding-right="0.22556in" draw:textarea-vertical-align="middle" draw:textarea-horizontal-align="center" draw:fill="gradient" draw:fill-gradient-name="a15" draw:stroke="none" draw:shadow="visible" draw:shadow-offset-x="0in" draw:shadow-offset-y="0.02083in" draw:shadow-color="#000000" draw:shadow-opacity="63%" draw:auto-grow-width="false" draw:auto-grow-height="false"/>
      <style:paragraph-properties style:font-independent-line-spacing="false" style:writing-mode="lr-tb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0278in" style:font-size-asian="0.40278in" style:font-size-complex="0.402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90%" fo:text-align="center" style:tab-stop-distance="1.40972in" fo:margin-left="0in" fo:margin-right="0in" fo:text-indent="0in" fo:margin-top="0in" fo:margin-bottom="0.1666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text" style:name="a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0278in" style:font-size-asian="0.40278in" style:font-size-complex="0.402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center" style:tab-stop-distance="1.40972in" fo:margin-left="0in" fo:margin-right="0in" fo:text-indent="0in" fo:margin-top="0in" fo:margin-bottom="0.1666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">
      <style:graphic-properties fo:wrap-option="wrap" fo:padding-top="0.22555in" fo:padding-bottom="0.6562in" fo:padding-left="0.22556in" fo:padding-right="0.22556in" draw:textarea-vertical-align="middle" draw:textarea-horizontal-align="center" draw:fill="gradient" draw:fill-gradient-name="a3" draw:stroke="none" draw:shadow="visible" draw:shadow-offset-x="0in" draw:shadow-offset-y="0.02083in" draw:shadow-color="#000000" draw:shadow-opacity="63%" draw:auto-grow-width="false" draw:auto-grow-height="false"/>
      <style:paragraph-properties style:font-independent-line-spacing="false" style:writing-mode="lr-tb"/>
    </style:style>
    <style:style style:family="text" style:name="a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0278in" style:font-size-asian="0.40278in" style:font-size-complex="0.402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center" style:tab-stop-distance="1.40972in" fo:margin-left="0in" fo:margin-right="0in" fo:text-indent="0in" fo:margin-top="0in" fo:margin-bottom="0.1666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">
      <style:graphic-properties fo:wrap-option="wrap" fo:padding-top="0.22556in" fo:padding-bottom="0.6562in" fo:padding-left="0.22556in" fo:padding-right="0.22556in" draw:textarea-vertical-align="middle" draw:textarea-horizontal-align="center" draw:fill="gradient" draw:fill-gradient-name="a7" draw:stroke="none" draw:shadow="visible" draw:shadow-offset-x="0in" draw:shadow-offset-y="0.02083in" draw:shadow-color="#000000" draw:shadow-opacity="63%" draw:auto-grow-width="false" draw:auto-grow-height="false"/>
      <style:paragraph-properties style:font-independent-line-spacing="false" style:writing-mode="lr-tb"/>
    </style:style>
    <style:style style:family="text" style:name="a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0278in" style:font-size-asian="0.40278in" style:font-size-complex="0.402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</office:automatic-styles>
  <office:body>
    <office:text text:use-soft-page-breaks="true">
      <text:p text:style-name="P1"><draw:frame draw:style-name="a0" draw:name="Imagen 2" text:anchor-type="as-char" svg:x="0in" svg:y="0in" svg:width="5.90556in" svg:height="3.42639in" style:rel-width="scale" style:rel-height="scale"><draw:image xlink:href="media/image1.jpeg" xlink:type="simple" xlink:show="embed" xlink:actuate="onLoad"/><svg:title/><svg:desc>Análisis DAFO: ejemplo de aplicación en logística - Mecalux.es</svg:desc></draw:frame></text:p>
      <text:p text:style-name="Normal"><draw:g draw:name="Diagrama 3" draw:id="id5" draw:style-name="a21" text:anchor-type="as-char"><svg:title/><svg:desc/><draw:custom-shape svg:x="-0in" svg:y="0in" svg:width="2.95278in" svg:height="1.72257in" draw:id="id0" draw:style-name="a4"><svg:title/><svg:desc/><text:p text:style-name="a2" text:class-names="" text:cond-style-name=""><text:span text:style-name="a1" text:class-names="">Debilidades</text:span></text:p><draw:enhanced-geometry draw:type="non-primitive" svg:viewBox="0 0 1575117 2700019" draw:enhanced-path="M 0 2700019 L 0 450013 C 0 201477 68567 0 153150 0 L 1575117 0 1575117 2700019 0 2700019 Z N" draw:text-areas="?f20 ?f22 ?f21 ?f23" draw:glue-points="?f14 ?f15 ?f16 ?f15 ?f17 ?f18 ?f17 ?f19 ?f14 ?f19 ?f14 ?f15" draw:glue-point-leaving-directions="-90, 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575117"/><draw:equation draw:name="f7" draw:formula="?f4 / 2700019"/><draw:equation draw:name="f8" draw:formula="0 * ?f5 / 1575117"/><draw:equation draw:name="f9" draw:formula="0 * ?f4 / 2700019"/><draw:equation draw:name="f10" draw:formula="1312592 * ?f5 / 1575117"/><draw:equation draw:name="f11" draw:formula="1575117 * ?f5 / 1575117"/><draw:equation draw:name="f12" draw:formula="262525 * ?f4 / 2700019"/><draw:equation draw:name="f13" draw:formula="2700019 * ?f4 / 2700019"/><draw:equation draw:name="f14" draw:formula="?f8 / ?f6"/><draw:equation draw:name="f15" draw:formula="?f9 / ?f7"/><draw:equation draw:name="f16" draw:formula="?f10 / ?f6"/><draw:equation draw:name="f17" draw:formula="?f11 / ?f6"/><draw:equation draw:name="f18" draw:formula="?f12 / ?f7"/><draw:equation draw:name="f19" draw:formula="?f13 / ?f7"/><draw:equation draw:name="f20" draw:formula="?f0 / ?f6"/><draw:equation draw:name="f21" draw:formula="?f1 / ?f6"/><draw:equation draw:name="f22" draw:formula="?f2 / ?f7"/><draw:equation draw:name="f23" draw:formula="?f3 / ?f7"/></draw:enhanced-geometry></draw:custom-shape><draw:custom-shape svg:x="2.95278in" svg:y="0in" svg:width="2.95278in" svg:height="1.72257in" draw:id="id1" draw:style-name="a8"><svg:title/><svg:desc/><text:p text:style-name="a6" text:class-names="" text:cond-style-name=""><text:span text:style-name="a5" text:class-names="">Amenazas</text:span></text:p><draw:enhanced-geometry draw:type="non-primitive" svg:viewBox="0 0 2700019 1575117" draw:enhanced-path="M 0 0 L 2437494 0 C 2582483 0 2700019 117536 2700019 262525 L 2700019 1575117 0 1575117 0 0 Z N" draw:text-areas="?f20 ?f22 ?f21 ?f23" draw:glue-points="?f14 ?f15 ?f16 ?f15 ?f17 ?f18 ?f17 ?f19 ?f14 ?f19 ?f14 ?f15" draw:glue-point-leaving-directions="-90, 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700019"/><draw:equation draw:name="f7" draw:formula="?f4 / 1575117"/><draw:equation draw:name="f8" draw:formula="0 * ?f5 / 2700019"/><draw:equation draw:name="f9" draw:formula="0 * ?f4 / 1575117"/><draw:equation draw:name="f10" draw:formula="2437494 * ?f5 / 2700019"/><draw:equation draw:name="f11" draw:formula="2700019 * ?f5 / 2700019"/><draw:equation draw:name="f12" draw:formula="262525 * ?f4 / 1575117"/><draw:equation draw:name="f13" draw:formula="1575117 * ?f4 / 1575117"/><draw:equation draw:name="f14" draw:formula="?f8 / ?f6"/><draw:equation draw:name="f15" draw:formula="?f9 / ?f7"/><draw:equation draw:name="f16" draw:formula="?f10 / ?f6"/><draw:equation draw:name="f17" draw:formula="?f11 / ?f6"/><draw:equation draw:name="f18" draw:formula="?f12 / ?f7"/><draw:equation draw:name="f19" draw:formula="?f13 / ?f7"/><draw:equation draw:name="f20" draw:formula="?f0 / ?f6"/><draw:equation draw:name="f21" draw:formula="?f1 / ?f6"/><draw:equation draw:name="f22" draw:formula="?f2 / ?f7"/><draw:equation draw:name="f23" draw:formula="?f3 / ?f7"/></draw:enhanced-geometry></draw:custom-shape><draw:custom-shape svg:x="0in" svg:y="1.72257in" svg:width="2.95278in" svg:height="1.72257in" draw:id="id2" draw:style-name="a12"><svg:title/><svg:desc/><text:p text:style-name="a10" text:class-names="" text:cond-style-name=""><text:span text:style-name="a9" text:class-names="">Fortalezas</text:span></text:p><draw:enhanced-geometry draw:type="non-primitive" svg:viewBox="0 0 2700019 1575117" draw:enhanced-path="M 2700019 1575117 L 262525 1575117 C 117536 1575117 0 1457581 0 1312592 L 0 0 2700019 0 2700019 1575117 Z N" draw:text-areas="?f20 ?f22 ?f21 ?f23" draw:glue-points="?f14 ?f15 ?f16 ?f15 ?f17 ?f18 ?f17 ?f19 ?f14 ?f19 ?f14 ?f15" draw:glue-point-leaving-directions="-90, 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700019"/><draw:equation draw:name="f7" draw:formula="?f4 / 1575117"/><draw:equation draw:name="f8" draw:formula="0 * ?f5 / 2700019"/><draw:equation draw:name="f9" draw:formula="0 * ?f4 / 1575117"/><draw:equation draw:name="f10" draw:formula="2437494 * ?f5 / 2700019"/><draw:equation draw:name="f11" draw:formula="2700019 * ?f5 / 2700019"/><draw:equation draw:name="f12" draw:formula="262525 * ?f4 / 1575117"/><draw:equation draw:name="f13" draw:formula="1575117 * ?f4 / 1575117"/><draw:equation draw:name="f14" draw:formula="?f8 / ?f6"/><draw:equation draw:name="f15" draw:formula="?f9 / ?f7"/><draw:equation draw:name="f16" draw:formula="?f10 / ?f6"/><draw:equation draw:name="f17" draw:formula="?f11 / ?f6"/><draw:equation draw:name="f18" draw:formula="?f12 / ?f7"/><draw:equation draw:name="f19" draw:formula="?f13 / ?f7"/><draw:equation draw:name="f20" draw:formula="?f0 / ?f6"/><draw:equation draw:name="f21" draw:formula="?f1 / ?f6"/><draw:equation draw:name="f22" draw:formula="?f2 / ?f7"/><draw:equation draw:name="f23" draw:formula="?f3 / ?f7"/></draw:enhanced-geometry></draw:custom-shape><draw:custom-shape svg:x="2.95278in" svg:y="1.72257in" svg:width="2.95278in" svg:height="1.72257in" draw:id="id3" draw:style-name="a16"><svg:title/><svg:desc/><text:p text:style-name="a14" text:class-names="" text:cond-style-name=""><text:span text:style-name="a13" text:class-names="">Oportunidades</text:span></text:p><draw:enhanced-geometry draw:type="non-primitive" svg:viewBox="0 0 1575117 2700019" draw:enhanced-path="M 1575117 1 L 1575117 2250006 C 1575117 2498542 1506550 2700018 1421967 2700018 L 0 2700018 0 1 1575117 1 Z N" draw:text-areas="?f20 ?f22 ?f21 ?f23" draw:glue-points="?f14 ?f15 ?f16 ?f15 ?f17 ?f18 ?f17 ?f19 ?f14 ?f19 ?f14 ?f15" draw:glue-point-leaving-directions="-90, 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575117"/><draw:equation draw:name="f7" draw:formula="?f4 / 2700019"/><draw:equation draw:name="f8" draw:formula="0 * ?f5 / 1575117"/><draw:equation draw:name="f9" draw:formula="0 * ?f4 / 2700019"/><draw:equation draw:name="f10" draw:formula="1312592 * ?f5 / 1575117"/><draw:equation draw:name="f11" draw:formula="1575117 * ?f5 / 1575117"/><draw:equation draw:name="f12" draw:formula="262525 * ?f4 / 2700019"/><draw:equation draw:name="f13" draw:formula="2700019 * ?f4 / 2700019"/><draw:equation draw:name="f14" draw:formula="?f8 / ?f6"/><draw:equation draw:name="f15" draw:formula="?f9 / ?f7"/><draw:equation draw:name="f16" draw:formula="?f10 / ?f6"/><draw:equation draw:name="f17" draw:formula="?f11 / ?f6"/><draw:equation draw:name="f18" draw:formula="?f12 / ?f7"/><draw:equation draw:name="f19" draw:formula="?f13 / ?f7"/><draw:equation draw:name="f20" draw:formula="?f0 / ?f6"/><draw:equation draw:name="f21" draw:formula="?f1 / ?f6"/><draw:equation draw:name="f22" draw:formula="?f2 / ?f7"/><draw:equation draw:name="f23" draw:formula="?f3 / ?f7"/></draw:enhanced-geometry></draw:custom-shape><draw:custom-shape svg:x="2.06694in" svg:y="1.29193in" svg:width="1.77167in" svg:height="0.86128in" draw:id="id4" draw:style-name="a20"><svg:title/><svg:desc/><text:p text:style-name="a18" text:class-names="" text:cond-style-name=""><text:span text:style-name="a17" text:class-names="">DAFO</text:span></text:p><draw:enhanced-geometry draw:type="non-primitive" svg:viewBox="0 0 1620012 787558" draw:enhanced-path="M 0 131262 C 0 58768 58768 0 131262 0 L 1488750 0 C 1561244 0 1620012 58768 1620012 131262 L 1620012 656296 C 1620012 728790 1561244 787558 1488750 787558 L 131262 787558 C 58768 787558 0 728790 0 656296 L 0 131262 Z N" draw:text-areas="?f24 ?f26 ?f25 ?f27" draw:glue-points="?f16 ?f17 ?f18 ?f19 ?f20 ?f19 ?f21 ?f17 ?f21 ?f22 ?f20 ?f23 ?f18 ?f23 ?f16 ?f22 ?f16 ?f17" draw:glue-point-leaving-directions="-90, -90, -90, -90, 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620012"/><draw:equation draw:name="f7" draw:formula="?f4 / 787558"/><draw:equation draw:name="f8" draw:formula="0 * ?f5 / 1620012"/><draw:equation draw:name="f9" draw:formula="131262 * ?f4 / 787558"/><draw:equation draw:name="f10" draw:formula="131262 * ?f5 / 1620012"/><draw:equation draw:name="f11" draw:formula="0 * ?f4 / 787558"/><draw:equation draw:name="f12" draw:formula="1488750 * ?f5 / 1620012"/><draw:equation draw:name="f13" draw:formula="1620012 * ?f5 / 1620012"/><draw:equation draw:name="f14" draw:formula="656296 * ?f4 / 787558"/><draw:equation draw:name="f15" draw:formula="787558 * ?f4 / 787558"/><draw:equation draw:name="f16" draw:formula="?f8 / ?f6"/><draw:equation draw:name="f17" draw:formula="?f9 / ?f7"/><draw:equation draw:name="f18" draw:formula="?f10 / ?f6"/><draw:equation draw:name="f19" draw:formula="?f11 / ?f7"/><draw:equation draw:name="f20" draw:formula="?f12 / ?f6"/><draw:equation draw:name="f21" draw:formula="?f13 / ?f6"/><draw:equation draw:name="f22" draw:formula="?f14 / ?f7"/><draw:equation draw:name="f23" draw:formula="?f15 / ?f7"/><draw:equation draw:name="f24" draw:formula="?f0 / ?f6"/><draw:equation draw:name="f25" draw:formula="?f1 / ?f6"/><draw:equation draw:name="f26" draw:formula="?f2 / ?f7"/><draw:equation draw:name="f27" draw:formula="?f3 / ?f7"/></draw:enhanced-geometry></draw:custom-shape></draw:g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libri Light" style:font-name-asian="Times New Roman" style:font-name-complex="Times New Roman" fo:color="#2F5496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2F5496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2F5496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2F5496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Calibri Light" style:font-name-asian="Times New Roman" style:font-name-complex="Times New Roman" fo:color="#2F5496" fo:font-size="20pt" style:font-size-asian="20pt" style:font-size-complex="20pt"/>
    </style:style>
    <style:style style:name="Título2Car" style:display-name="Título 2 Car" style:family="text" style:parent-style-name="Fuentedepárrafopredeter.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Título3Car" style:display-name="Título 3 Car" style:family="text" style:parent-style-name="Fuentedepárrafopredeter.">
      <style:text-properties style:font-name-asian="Times New Roman" style:font-name-complex="Times New Roman" fo:color="#2F5496" fo:font-size="14pt" style:font-size-asian="14pt" style:font-size-complex="14pt"/>
    </style:style>
    <style:style style:name="Título4Car" style:display-name="Título 4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F5496"/>
    </style:style>
    <style:style style:name="Título5Car" style:display-name="Título 5 Car" style:family="text" style:parent-style-name="Fuentedepárrafopredeter.">
      <style:text-properties style:font-name-asian="Times New Roman" style:font-name-complex="Times New Roman" fo:color="#2F5496"/>
    </style:style>
    <style:style style:name="Título6Car" style:display-name="Título 6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595959"/>
    </style:style>
    <style:style style:name="Título7Car" style:display-name="Título 7 Car" style:family="text" style:parent-style-name="Fuentedepárrafopredeter.">
      <style:text-properties style:font-name-asian="Times New Roman" style:font-name-complex="Times New Roman" fo:color="#595959"/>
    </style:style>
    <style:style style:name="Título8Car" style:display-name="Título 8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72727"/>
    </style:style>
    <style:style style:name="Título9Car" style:display-name="Título 9 Car" style:family="text" style:parent-style-name="Fuentedepárrafopredeter.">
      <style:text-properties style:font-name-asian="Times New Roman" style:font-name-complex="Times New Roman" fo:color="#272727"/>
    </style:style>
    <style:style style:name="Título" style:display-name="Título" style:family="paragraph" style:parent-style-name="Normal" style:next-style-name="Normal">
      <style:paragraph-properties fo:margin-bottom="0.0555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ítuloCar" style:display-name="Título Car" style:family="text" style:parent-style-name="Fuentedepárrafopredeter.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ítuloCar" style:display-name="Subtítulo Car" style:family="text" style:parent-style-name="Fuentedepárrafopredeter.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" style:display-name="Cita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Car" style:display-name="Cita Car" style:family="text" style:parent-style-name="Fuentedepárrafopredeter.">
      <style:text-properties fo:font-style="italic" style:font-style-asian="italic" style:font-style-complex="italic" fo:color="#404040"/>
    </style:style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Énfasisintenso" style:display-name="Énfasis intenso" style:family="text" style:parent-style-name="Fuentedepárrafopredeter.">
      <style:text-properties fo:font-style="italic" style:font-style-asian="italic" style:font-style-complex="italic" fo:color="#2F5496"/>
    </style:style>
    <style:style style:name="Citadestacada" style:display-name="Cita destacada" style:family="paragraph" style:parent-style-name="Normal" style:next-style-name="Normal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CitadestacadaCar" style:display-name="Cita destacada Car" style:family="text" style:parent-style-name="Fuentedepárrafopredeter.">
      <style:text-properties fo:font-style="italic" style:font-style-asian="italic" style:font-style-complex="italic" fo:color="#2F5496"/>
    </style:style>
    <style:style style:name="Referenciaintensa" style:display-name="Referencia intensa" style:family="text" style:parent-style-name="Fuentedepárrafopredeter.">
      <style:text-properties fo:font-weight="bold" style:font-weight-asian="bold" style:font-weight-complex="bold" fo:font-variant="small-caps" fo:color="#2F5496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  <draw:gradient draw:name="a15" draw:style="linear" draw:angle="0" draw:start-color="#71a6db" draw:end-color="#559bdb" draw:start-intensity="100%" draw:end-intensity="100%"/>
    <draw:gradient draw:name="a7" draw:style="linear" draw:angle="0" draw:start-color="#afafaf" draw:end-color="#a5a5a5" draw:start-intensity="100%" draw:end-intensity="100%"/>
    <draw:gradient draw:name="a11" draw:style="linear" draw:angle="0" draw:start-color="#ffc746" draw:end-color="#ffc600" draw:start-intensity="100%" draw:end-intensity="100%"/>
    <draw:gradient draw:name="a3" draw:style="linear" draw:angle="0" draw:start-color="#f18c55" draw:end-color="#f67b28" draw:start-intensity="100%" draw:end-intensity="100%"/>
    <draw:gradient draw:name="a19" draw:style="linear" draw:angle="0" draw:start-color="#fae0d8" draw:end-color="#fad6cb" draw:start-intensity="100%" draw:end-intensity="100%"/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lumno</meta:initial-creator>
    <dc:creator>alumno</dc:creator>
    <meta:creation-date>2025-10-20T06:13:00Z</meta:creation-date>
    <dc:date>2025-10-20T06:16:00Z</dc:date>
    <meta:template xlink:href="Normal.dotm" xlink:type="simple"/>
    <meta:editing-cycles>1</meta:editing-cycles>
    <meta:editing-duration>PT180S</meta:editing-duration>
    <meta:document-statistic meta:page-count="1" meta:paragraph-count="1" meta:word-count="0" meta:character-count="3" meta:row-count="1" meta:non-whitespace-character-count="3"/>
  </office:meta>
</office:document-meta>
</file>